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3.1299in" table:align="center"/>
    </style:style>
    <style:style style:name="Table1.A" style:family="table-column">
      <style:table-column-properties style:column-width="1.6896in"/>
    </style:style>
    <style:style style:name="Table1.B" style:family="table-column">
      <style:table-column-properties style:column-width="1.4403in"/>
    </style:style>
    <style:style style:name="Table1.A1" style:family="table-cell">
      <style:table-cell-properties style:writing-mode="page"/>
    </style:style>
    <style:style style:name="Table2" style:family="table">
      <style:table-properties style:width="3.4375in" fo:margin-left="1.8972in" table:align="left"/>
    </style:style>
    <style:style style:name="Table2.A" style:family="table-column">
      <style:table-column-properties style:column-width="1.6896in"/>
    </style:style>
    <style:style style:name="Table2.B" style:family="table-column">
      <style:table-column-properties style:column-width="1.7479in"/>
    </style:style>
    <style:style style:name="Table2.A1" style:family="table-cell">
      <style:table-cell-properties style:writing-mode="page"/>
    </style:style>
    <style:style style:name="Table3" style:family="table">
      <style:table-properties style:width="2.75in" table:align="center"/>
    </style:style>
    <style:style style:name="Table3.A" style:family="table-column">
      <style:table-column-properties style:column-width="1.3125in"/>
    </style:style>
    <style:style style:name="Table3.B" style:family="table-column">
      <style:table-column-properties style:column-width="1.4375in"/>
    </style:style>
    <style:style style:name="Table3.A1" style:family="table-cell">
      <style:table-cell-properties style:writing-mode="page"/>
    </style:style>
    <style:style style:name="Table4" style:family="table">
      <style:table-properties style:width="2.9403in" table:align="center"/>
    </style:style>
    <style:style style:name="Table4.A" style:family="table-column">
      <style:table-column-properties style:column-width="1.4382in"/>
    </style:style>
    <style:style style:name="Table4.B" style:family="table-column">
      <style:table-column-properties style:column-width="1.5021in"/>
    </style:style>
    <style:style style:name="Table4.A1" style:family="table-cell">
      <style:table-cell-properties style:writing-mode="page"/>
    </style:style>
    <style:style style:name="P1" style:family="paragraph" style:parent-style-name="Standard">
      <style:text-properties officeooo:rsid="001c270d" officeooo:paragraph-rsid="001c270d"/>
    </style:style>
    <style:style style:name="P2" style:family="paragraph" style:parent-style-name="Standard">
      <style:text-properties officeooo:paragraph-rsid="001c270d"/>
    </style:style>
    <style:style style:name="P3" style:family="paragraph" style:parent-style-name="Standard">
      <style:paragraph-properties fo:line-height="100%"/>
      <style:text-properties officeooo:paragraph-rsid="001c270d"/>
    </style:style>
    <style:style style:name="P4" style:family="paragraph" style:parent-style-name="Standard">
      <style:text-properties officeooo:rsid="001eacaf" officeooo:paragraph-rsid="001eacaf"/>
    </style:style>
    <style:style style:name="P5" style:family="paragraph" style:parent-style-name="Standard">
      <style:text-properties officeooo:paragraph-rsid="001f472a"/>
    </style:style>
    <style:style style:name="P6" style:family="paragraph" style:parent-style-name="Standard">
      <style:text-properties officeooo:rsid="002115d1" officeooo:paragraph-rsid="002115d1"/>
    </style:style>
    <style:style style:name="P7" style:family="paragraph" style:parent-style-name="Standard">
      <style:text-properties officeooo:paragraph-rsid="002115d1"/>
    </style:style>
    <style:style style:name="P8" style:family="paragraph" style:parent-style-name="Standard">
      <style:text-properties officeooo:rsid="002260c7" officeooo:paragraph-rsid="002260c7"/>
    </style:style>
    <style:style style:name="P9" style:family="paragraph" style:parent-style-name="Text_20_body">
      <style:text-properties officeooo:rsid="001eacaf" officeooo:paragraph-rsid="001eacaf"/>
    </style:style>
    <style:style style:name="P10" style:family="paragraph" style:parent-style-name="Text_20_body">
      <style:text-properties officeooo:paragraph-rsid="001eacaf"/>
    </style:style>
    <style:style style:name="P11" style:family="paragraph" style:parent-style-name="Text_20_body">
      <style:text-properties officeooo:rsid="002260c7" officeooo:paragraph-rsid="002260c7"/>
    </style:style>
    <style:style style:name="P12" style:family="paragraph" style:parent-style-name="Text_20_body">
      <style:text-properties officeooo:rsid="002260c7" officeooo:paragraph-rsid="0024a55e"/>
    </style:style>
    <style:style style:name="P13" style:family="paragraph" style:parent-style-name="Text_20_body">
      <style:text-properties officeooo:rsid="00268ce3" officeooo:paragraph-rsid="00268ce3"/>
    </style:style>
    <style:style style:name="P14" style:family="paragraph" style:parent-style-name="Text_20_body">
      <style:text-properties officeooo:paragraph-rsid="00268ce3"/>
    </style:style>
    <style:style style:name="P15" style:family="paragraph" style:parent-style-name="Text_20_body">
      <style:text-properties officeooo:rsid="00269e65" officeooo:paragraph-rsid="00269e65"/>
    </style:style>
    <style:style style:name="P16" style:family="paragraph" style:parent-style-name="Text_20_body">
      <style:text-properties officeooo:paragraph-rsid="00269e65"/>
    </style:style>
    <style:style style:name="P17" style:family="paragraph" style:parent-style-name="Text_20_body">
      <style:text-properties officeooo:rsid="00290d4d" officeooo:paragraph-rsid="00290d4d"/>
    </style:style>
    <style:style style:name="P18" style:family="paragraph" style:parent-style-name="Text_20_body">
      <style:text-properties officeooo:paragraph-rsid="00290d4d"/>
    </style:style>
    <style:style style:name="P19" style:family="paragraph" style:parent-style-name="Text_20_body">
      <style:text-properties officeooo:rsid="002abe95" officeooo:paragraph-rsid="002abe95"/>
    </style:style>
    <style:style style:name="P20" style:family="paragraph" style:parent-style-name="Text_20_body">
      <style:text-properties officeooo:rsid="002d05da" officeooo:paragraph-rsid="002d05da"/>
    </style:style>
    <style:style style:name="P21" style:family="paragraph" style:parent-style-name="Text_20_body">
      <style:text-properties officeooo:paragraph-rsid="002d05da"/>
    </style:style>
    <style:style style:name="P22" style:family="paragraph" style:parent-style-name="Text_20_body">
      <style:text-properties officeooo:rsid="002e47ea" officeooo:paragraph-rsid="002e47ea"/>
    </style:style>
    <style:style style:name="P23" style:family="paragraph" style:parent-style-name="Text_20_body">
      <style:text-properties officeooo:rsid="002e47ea" officeooo:paragraph-rsid="00306311"/>
    </style:style>
    <style:style style:name="P24" style:family="paragraph" style:parent-style-name="Text_20_body">
      <style:text-properties officeooo:paragraph-rsid="002e47ea"/>
    </style:style>
    <style:style style:name="P25" style:family="paragraph" style:parent-style-name="Text_20_body">
      <style:text-properties officeooo:rsid="00320e41" officeooo:paragraph-rsid="00320e41"/>
    </style:style>
    <style:style style:name="P26" style:family="paragraph" style:parent-style-name="Text_20_body">
      <style:text-properties officeooo:rsid="00320e41" officeooo:paragraph-rsid="0032c603"/>
    </style:style>
    <style:style style:name="P27" style:family="paragraph" style:parent-style-name="Text_20_body">
      <style:text-properties officeooo:paragraph-rsid="00320e41"/>
    </style:style>
    <style:style style:name="P28" style:family="paragraph" style:parent-style-name="Text_20_body">
      <style:text-properties officeooo:rsid="0034ce70" officeooo:paragraph-rsid="0034ce70"/>
    </style:style>
    <style:style style:name="P29" style:family="paragraph" style:parent-style-name="Text_20_body">
      <style:paragraph-properties fo:margin-top="0in" fo:margin-bottom="0in" style:contextual-spacing="false"/>
    </style:style>
    <style:style style:name="P30" style:family="paragraph" style:parent-style-name="Text_20_body">
      <style:paragraph-properties fo:margin-top="0in" fo:margin-bottom="0in" style:contextual-spacing="false" fo:line-height="100%"/>
      <style:text-properties officeooo:paragraph-rsid="00320e41"/>
    </style:style>
    <style:style style:name="P31" style:family="paragraph" style:parent-style-name="Text_20_body">
      <style:paragraph-properties fo:margin-top="0in" fo:margin-bottom="0in" style:contextual-spacing="false"/>
      <style:text-properties officeooo:rsid="001d75d8" officeooo:paragraph-rsid="001d75d8"/>
    </style:style>
    <style:style style:name="P32" style:family="paragraph" style:parent-style-name="Text_20_body">
      <style:paragraph-properties fo:margin-top="0in" fo:margin-bottom="0in" style:contextual-spacing="false"/>
      <style:text-properties officeooo:paragraph-rsid="001d75d8"/>
    </style:style>
    <style:style style:name="P33" style:family="paragraph" style:parent-style-name="Text_20_body">
      <style:paragraph-properties fo:margin-top="0in" fo:margin-bottom="0.0181in" style:contextual-spacing="false" fo:line-height="100%"/>
      <style:text-properties officeooo:paragraph-rsid="001c270d"/>
    </style:style>
    <style:style style:name="P34" style:family="paragraph" style:parent-style-name="Standard">
      <style:text-properties officeooo:paragraph-rsid="0037366d"/>
    </style:style>
    <style:style style:name="P35" style:family="paragraph" style:parent-style-name="Table_20_Contents">
      <style:paragraph-properties fo:text-align="center" style:justify-single-word="false"/>
      <style:text-properties officeooo:rsid="00372866" officeooo:paragraph-rsid="00372866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Contents">
      <style:paragraph-properties fo:text-align="center" style:justify-single-word="false"/>
      <style:text-properties officeooo:paragraph-rsid="00372866"/>
    </style:style>
    <style:style style:name="P38" style:family="paragraph" style:parent-style-name="Table_20_Contents">
      <style:paragraph-properties fo:text-align="center" style:justify-single-word="false"/>
      <style:text-properties officeooo:paragraph-rsid="0037366d"/>
    </style:style>
    <style:style style:name="P39" style:family="paragraph" style:parent-style-name="Table_20_Contents">
      <style:paragraph-properties fo:text-align="center" style:justify-single-word="false"/>
      <style:text-properties officeooo:paragraph-rsid="003764da"/>
    </style:style>
    <style:style style:name="P40" style:family="paragraph" style:parent-style-name="Table_20_Contents">
      <style:paragraph-properties fo:text-align="center" style:justify-single-word="false"/>
      <style:text-properties officeooo:rsid="0037366d" officeooo:paragraph-rsid="0037366d"/>
    </style:style>
    <style:style style:name="P41" style:family="paragraph" style:parent-style-name="Table_20_Contents">
      <style:paragraph-properties fo:text-align="center" style:justify-single-word="false"/>
      <style:text-properties officeooo:rsid="003764da" officeooo:paragraph-rsid="003764da"/>
    </style:style>
    <style:style style:name="P42" style:family="paragraph" style:parent-style-name="Text_20_body" style:list-style-name="L1">
      <style:paragraph-properties fo:line-height="100%"/>
    </style:style>
    <style:style style:name="P43" style:family="paragraph" style:parent-style-name="Text_20_body">
      <style:text-properties style:text-position="0% 100%" officeooo:rsid="00269e65" officeooo:paragraph-rsid="00269e65"/>
    </style:style>
    <style:style style:name="P44" style:family="paragraph" style:parent-style-name="Text_20_body">
      <style:text-properties style:text-position="0% 100%" officeooo:rsid="002e47ea" officeooo:paragraph-rsid="002e47ea"/>
    </style:style>
    <style:style style:name="P45" style:family="paragraph" style:parent-style-name="Text_20_body">
      <style:text-properties style:text-position="0% 100%" officeooo:rsid="00306311" officeooo:paragraph-rsid="00306311"/>
    </style:style>
    <style:style style:name="P46" style:family="paragraph" style:parent-style-name="Text_20_body" style:list-style-name="L4"/>
    <style:style style:name="P47" style:family="paragraph" style:parent-style-name="Text_20_body">
      <style:text-properties officeooo:rsid="00320e41" officeooo:paragraph-rsid="00320e41"/>
    </style:style>
    <style:style style:name="P48" style:family="paragraph" style:parent-style-name="Text_20_body">
      <style:text-properties officeooo:rsid="0034ce70" officeooo:paragraph-rsid="0034ce70"/>
    </style:style>
    <style:style style:name="P49" style:family="paragraph" style:parent-style-name="Text_20_body">
      <style:text-properties officeooo:rsid="00355063" officeooo:paragraph-rsid="00355063"/>
    </style:style>
    <style:style style:name="P50" style:family="paragraph" style:parent-style-name="Text_20_body">
      <style:text-properties officeooo:paragraph-rsid="00355063"/>
    </style:style>
    <style:style style:name="P51" style:family="paragraph" style:parent-style-name="Text_20_body">
      <style:text-properties officeooo:paragraph-rsid="0036596d"/>
    </style:style>
    <style:style style:name="P52" style:family="paragraph" style:parent-style-name="Text_20_body">
      <style:text-properties officeooo:rsid="00372866" officeooo:paragraph-rsid="00372866"/>
    </style:style>
    <style:style style:name="P53" style:family="paragraph" style:parent-style-name="Text_20_body">
      <style:text-properties officeooo:paragraph-rsid="00372866"/>
    </style:style>
    <style:style style:name="P54" style:family="paragraph" style:parent-style-name="Text_20_body">
      <style:text-properties officeooo:paragraph-rsid="0037366d"/>
    </style:style>
    <style:style style:name="P55" style:family="paragraph" style:parent-style-name="Text_20_body">
      <style:text-properties officeooo:rsid="0037366d" officeooo:paragraph-rsid="0037366d"/>
    </style:style>
    <style:style style:name="P56" style:family="paragraph" style:parent-style-name="Text_20_body">
      <style:text-properties officeooo:rsid="003764da" officeooo:paragraph-rsid="003764da"/>
    </style:style>
    <style:style style:name="P57" style:family="paragraph" style:parent-style-name="Text_20_body">
      <style:text-properties officeooo:paragraph-rsid="003764da"/>
    </style:style>
    <style:style style:name="P58" style:family="paragraph" style:parent-style-name="Text_20_body" style:list-style-name="L1">
      <style:paragraph-properties fo:margin-top="0in" fo:margin-bottom="0in" style:contextual-spacing="false" fo:line-height="100%"/>
    </style:style>
    <style:style style:name="P59" style:family="paragraph" style:parent-style-name="Text_20_body" style:list-style-name="L5">
      <style:paragraph-properties fo:margin-top="0in" fo:margin-bottom="0in" style:contextual-spacing="false" fo:line-height="100%"/>
    </style:style>
    <style:style style:name="P60" style:family="paragraph" style:parent-style-name="Text_20_body" style:list-style-name="L2">
      <style:paragraph-properties fo:margin-top="0in" fo:margin-bottom="0in" style:contextual-spacing="false"/>
    </style:style>
    <style:style style:name="P61" style:family="paragraph" style:parent-style-name="Text_20_body">
      <style:paragraph-properties fo:margin-top="0in" fo:margin-bottom="0in" style:contextual-spacing="false"/>
      <style:text-properties officeooo:rsid="001d75d8"/>
    </style:style>
    <style:style style:name="P62" style:family="paragraph" style:parent-style-name="Text_20_body" style:list-style-name="L3">
      <style:paragraph-properties fo:margin-top="0in" fo:margin-bottom="0in" style:contextual-spacing="false"/>
    </style:style>
    <style:style style:name="P63" style:family="paragraph" style:parent-style-name="Text_20_body" style:list-style-name="L4">
      <style:paragraph-properties fo:margin-top="0in" fo:margin-bottom="0in" style:contextual-spacing="false"/>
    </style:style>
    <style:style style:name="P64" style:family="paragraph" style:parent-style-name="Text_20_body">
      <style:paragraph-properties fo:margin-top="0in" fo:margin-bottom="0in" style:contextual-spacing="false" fo:line-height="100%"/>
      <style:text-properties officeooo:rsid="002abe95" officeooo:paragraph-rsid="00320e41"/>
    </style:style>
    <style:style style:name="P65" style:family="paragraph" style:parent-style-name="Text_20_body">
      <style:paragraph-properties fo:margin-top="0in" fo:margin-bottom="0in" style:contextual-spacing="false" fo:text-align="center" style:justify-single-word="false"/>
      <style:text-properties officeooo:paragraph-rsid="00355063"/>
    </style:style>
    <style:style style:name="P66" style:family="paragraph" style:parent-style-name="Text_20_body">
      <style:paragraph-properties fo:margin-top="0in" fo:margin-bottom="0in" style:contextual-spacing="false" fo:text-align="center" style:justify-single-word="false"/>
      <style:text-properties officeooo:paragraph-rsid="00372866"/>
    </style:style>
    <style:style style:name="P67" style:family="paragraph" style:parent-style-name="Text_20_body">
      <style:paragraph-properties fo:margin-top="0in" fo:margin-bottom="0in" style:contextual-spacing="false" fo:text-align="center" style:justify-single-word="false"/>
      <style:text-properties officeooo:paragraph-rsid="0037366d"/>
    </style:style>
    <style:style style:name="P68" style:family="paragraph" style:parent-style-name="Text_20_body">
      <style:paragraph-properties fo:margin-top="0in" fo:margin-bottom="0in" style:contextual-spacing="false" fo:text-align="center" style:justify-single-word="false"/>
      <style:text-properties officeooo:paragraph-rsid="003764da"/>
    </style:style>
    <style:style style:name="P69" style:family="paragraph" style:parent-style-name="Text_20_body">
      <style:paragraph-properties fo:margin-top="0in" fo:margin-bottom="0in" style:contextual-spacing="false" fo:text-align="center" style:justify-single-word="false"/>
      <style:text-properties officeooo:rsid="0037366d" officeooo:paragraph-rsid="0037366d"/>
    </style:style>
    <style:style style:name="T1" style:family="text">
      <style:text-properties officeooo:rsid="001c270d"/>
    </style:style>
    <style:style style:name="T2" style:family="text">
      <style:text-properties fo:font-weight="bold"/>
    </style:style>
    <style:style style:name="T3" style:family="text">
      <style:text-properties fo:font-weight="bold" officeooo:rsid="001c270d"/>
    </style:style>
    <style:style style:name="T4" style:family="text">
      <style:text-properties fo:font-weight="bold" officeooo:rsid="001eacaf"/>
    </style:style>
    <style:style style:name="T5" style:family="text">
      <style:text-properties style:text-position="33% 80%"/>
    </style:style>
    <style:style style:name="T6" style:family="text">
      <style:text-properties officeooo:rsid="001d75d8"/>
    </style:style>
    <style:style style:name="T7" style:family="text">
      <style:text-properties officeooo:rsid="001eacaf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eacaf" style:font-weight-asian="normal" style:font-weight-complex="normal"/>
    </style:style>
    <style:style style:name="T10" style:family="text">
      <style:text-properties fo:font-weight="normal" officeooo:rsid="001f472a" style:font-weight-asian="normal" style:font-weight-complex="normal"/>
    </style:style>
    <style:style style:name="T11" style:family="text">
      <style:text-properties officeooo:rsid="001f472a"/>
    </style:style>
    <style:style style:name="T12" style:family="text">
      <style:text-properties officeooo:rsid="002115d1"/>
    </style:style>
    <style:style style:name="T13" style:family="text">
      <style:text-properties officeooo:rsid="002260c7"/>
    </style:style>
    <style:style style:name="T14" style:family="text">
      <style:text-properties officeooo:rsid="0024a55e"/>
    </style:style>
    <style:style style:name="T15" style:family="text">
      <style:text-properties officeooo:rsid="00268ce3"/>
    </style:style>
    <style:style style:name="T16" style:family="text">
      <style:text-properties officeooo:rsid="00269e65"/>
    </style:style>
    <style:style style:name="T17" style:family="text">
      <style:text-properties style:text-position="super 58%"/>
    </style:style>
    <style:style style:name="T18" style:family="text">
      <style:text-properties style:text-position="0% 100%"/>
    </style:style>
    <style:style style:name="T19" style:family="text">
      <style:text-properties style:text-position="0% 100%" officeooo:rsid="00268ce3"/>
    </style:style>
    <style:style style:name="T20" style:family="text">
      <style:text-properties style:text-position="0% 100%" fo:font-weight="bold"/>
    </style:style>
    <style:style style:name="T21" style:family="text">
      <style:text-properties style:text-position="0% 100%" fo:font-weight="bold" style:font-weight-asian="bold" style:font-weight-complex="bold"/>
    </style:style>
    <style:style style:name="T22" style:family="text">
      <style:text-properties style:text-position="0% 100%" fo:font-weight="normal" style:font-weight-asian="normal" style:font-weight-complex="normal"/>
    </style:style>
    <style:style style:name="T23" style:family="text">
      <style:text-properties style:text-position="0% 100%" officeooo:rsid="002e47ea"/>
    </style:style>
    <style:style style:name="T24" style:family="text">
      <style:text-properties style:text-position="0% 100%" officeooo:rsid="003029dd"/>
    </style:style>
    <style:style style:name="T25" style:family="text">
      <style:text-properties style:text-position="0% 100%" officeooo:rsid="00306311"/>
    </style:style>
    <style:style style:name="T26" style:family="text">
      <style:text-properties officeooo:rsid="00290d4d"/>
    </style:style>
    <style:style style:name="T27" style:family="text">
      <style:text-properties officeooo:rsid="002d05da"/>
    </style:style>
    <style:style style:name="T28" style:family="text">
      <style:text-properties officeooo:rsid="002e47ea"/>
    </style:style>
    <style:style style:name="T29" style:family="text">
      <style:text-properties officeooo:rsid="00320e41"/>
    </style:style>
    <style:style style:name="T30" style:family="text">
      <style:text-properties officeooo:rsid="00355063"/>
    </style:style>
    <style:style style:name="T31" style:family="text">
      <style:text-properties officeooo:rsid="0036596d"/>
    </style:style>
    <style:style style:name="T32" style:family="text">
      <style:text-properties style:font-name="Liberation Serif1" officeooo:rsid="0036596d" style:font-name-asian="Liberation Serif1" style:font-name-complex="Liberation Serif1"/>
    </style:style>
    <style:style style:name="T33" style:family="text">
      <style:text-properties style:font-name="Liberation Serif1" officeooo:rsid="00372866" style:font-name-asian="Liberation Serif1" style:font-name-complex="Liberation Serif1"/>
    </style:style>
    <style:style style:name="T34" style:family="text">
      <style:text-properties style:font-name="Liberation Serif1" officeooo:rsid="0036596d" style:font-name-asian="Liberation Serif1" style:font-name-complex="Liberation Serif1" style:text-overline-style="solid" style:text-overline-width="auto" style:text-overline-color="font-color"/>
    </style:style>
    <style:style style:name="T35" style:family="text">
      <style:text-properties style:font-name="Liberation Serif" officeooo:rsid="0036596d" style:font-name-asian="NSimSun" style:font-name-complex="Arial"/>
    </style:style>
    <style:style style:name="T36" style:family="text">
      <style:text-properties style:font-name="Liberation Serif" officeooo:rsid="0036596d" style:font-name-asian="NSimSun" style:font-name-complex="Arial" style:text-overline-style="solid" style:text-overline-width="auto" style:text-overline-color="font-color"/>
    </style:style>
    <style:style style:name="T37" style:family="text">
      <style:text-properties officeooo:rsid="00372866"/>
    </style:style>
    <style:style style:name="T38" style:family="text">
      <style:text-properties style:text-overline-style="solid" style:text-overline-width="auto" style:text-overline-color="font-color"/>
    </style:style>
    <style:style style:name="T39" style:family="text">
      <style:text-properties officeooo:rsid="00372866" style:text-overline-style="solid" style:text-overline-width="auto" style:text-overline-color="font-color"/>
    </style:style>
    <style:style style:name="T40" style:family="text">
      <style:text-properties officeooo:rsid="003764da" style:text-overline-style="solid" style:text-overline-width="auto" style:text-overline-color="font-color"/>
    </style:style>
    <style:style style:name="T41" style:family="text">
      <style:text-properties officeooo:rsid="0037366d"/>
    </style:style>
    <style:style style:name="T42" style:family="text">
      <style:text-properties style:text-overline-style="none" style:text-overline-color="font-color"/>
    </style:style>
    <style:style style:name="T43" style:family="text">
      <style:text-properties officeooo:rsid="00372866" style:text-overline-style="none" style:text-overline-color="font-color"/>
    </style:style>
    <style:style style:name="T44" style:family="text">
      <style:text-properties officeooo:rsid="003764da" style:text-overline-style="none" style:text-overline-color="font-color"/>
    </style:style>
    <style:style style:name="T45" style:family="text">
      <style:text-properties officeooo:rsid="003764da"/>
    </style:style>
    <style:style style:name="T46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g Kong </text:p>
      <text:p text:style-name="P1">Extended CS Bridge-Winter 2021</text:p>
      <text:p text:style-name="P1">Homework 3</text:p>
      <text:p text:style-name="P1"/>
      <text:p text:style-name="P1">Question 7:</text:p>
      <text:p text:style-name="P1"/>
      <text:p text:style-name="P1">a) Exercise 3.1.1, sections a-g</text:p>
      <text:p text:style-name="P33"><text:span text:style-name="T1"><text:tab/>A = { x ∈ </text:span><text:span text:style-name="T3">Z</text:span><text:span text:style-name="T1">: x is an integer multiple of 3 } </text:span></text:p>
      <text:p text:style-name="P33"><text:tab/>B = { x ∈ <text:span text:style-name="T2">Z</text:span>: x is a perfect square } </text:p>
      <text:list xml:id="list3818505512" text:style-name="L1">
        <text:list-header>
          <text:p text:style-name="P58">C = { 4, 5, 9, 10 } </text:p>
          <text:p text:style-name="P58">D = { 2, 4, 11, 14 } </text:p>
          <text:p text:style-name="P58">E = { 3, 6, 9 } </text:p>
          <text:p text:style-name="P42">F = { 4, 6, 16 } </text:p>
        </text:list-header>
      </text:list>
      <text:p text:style-name="P3"><text:span text:style-name="T1"><text:tab/></text:span>An integer x is a perfect square if there is an integer y such that x = y<text:span text:style-name="T5">2</text:span> </text:p>
      <text:p text:style-name="P3"/>
      <text:p text:style-name="P1">Section a:</text:p>
      <text:p text:style-name="P2"><text:tab/>27 ∈ A, <text:span text:style-name="T1">True</text:span></text:p>
      <text:p text:style-name="P2"/>
      <text:p text:style-name="P1">Section b: </text:p>
      <text:p text:style-name="P1"><text:tab/>27 ∈ B, False</text:p>
      <text:p text:style-name="P1"/>
      <text:p text:style-name="P1">Section c:</text:p>
      <text:p text:style-name="P2"><text:tab/>100 ∈ B, <text:span text:style-name="T1">True</text:span></text:p>
      <text:p text:style-name="P2"/>
      <text:p text:style-name="P1">Section d:</text:p>
      <text:p text:style-name="P2"><text:tab/>E ⊆ C or C ⊆ E, <text:span text:style-name="T1">False</text:span></text:p>
      <text:p text:style-name="P1"/>
      <text:p text:style-name="P1">Section e:</text:p>
      <text:p text:style-name="P2"><text:span text:style-name="T1"><text:tab/></text:span>E ⊆ A, <text:span text:style-name="T1">True</text:span></text:p>
      <text:p text:style-name="P2"/>
      <text:p text:style-name="P1">Section f:</text:p>
      <text:p text:style-name="P2"><text:span text:style-name="T1"><text:tab/></text:span>A ⊂ E, <text:span text:style-name="T1">False</text:span></text:p>
      <text:p text:style-name="P2"/>
      <text:p text:style-name="P1">Section g:</text:p>
      <text:p text:style-name="P2"><text:span text:style-name="T1"><text:tab/></text:span>E ∈ A, <text:span text:style-name="T1">False</text:span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b) Exercise 3.1.2, sections a-e</text:p>
      <text:p text:style-name="P29"><text:tab/>A = { x ∈ <text:span text:style-name="T2">Z</text:span>: x is an integer multiple of 3 } </text:p>
      <text:list xml:id="list2796354021" text:style-name="L2">
        <text:list-header>
          <text:p text:style-name="P60">B = { x ∈ <text:span text:style-name="T2">Z</text:span>: x is a perfect square } </text:p>
          <text:p text:style-name="P60">C = { 4, 5, 9, 10 } </text:p>
          <text:p text:style-name="P60">D = { 2, 4, 11, 14 } </text:p>
          <text:p text:style-name="P60">E = { 3, 6, 9 } </text:p>
          <text:p text:style-name="P60">F = { 4, 6, 16 } </text:p>
        </text:list-header>
      </text:list>
      <text:p text:style-name="P29"><text:tab/>An integer x is a perfect square if there is an integer y such that x = y<text:span text:style-name="T5">2</text:span>.</text:p>
      <text:p text:style-name="P29"/>
      <text:p text:style-name="P61">Section a:</text:p>
      <text:p text:style-name="P29"><text:tab/>15 ⊂ A, <text:span text:style-name="T6">True</text:span></text:p>
      <text:p text:style-name="P29"/>
      <text:p text:style-name="P31">Section b:</text:p>
      <text:p text:style-name="P29"><text:tab/>{15} ⊂ A, <text:span text:style-name="T6">False</text:span></text:p>
      <text:p text:style-name="P29"/>
      <text:p text:style-name="P31">Section c:</text:p>
      <text:p text:style-name="P32"><text:span text:style-name="T6"><text:tab/></text:span>∅ ⊂ A, <text:span text:style-name="T6">False</text:span></text:p>
      <text:p text:style-name="P32"/>
      <text:p text:style-name="P31">Section d:</text:p>
      <text:p text:style-name="P32"><text:span text:style-name="T6"><text:tab/></text:span>A ⊆ A, <text:span text:style-name="T6">True</text:span></text:p>
      <text:p text:style-name="P32"/>
      <text:p text:style-name="P31">Section e:</text:p>
      <text:p text:style-name="P32"><text:span text:style-name="T6"><text:tab/></text:span>∅ ∈ B, <text:span text:style-name="T6">False</text:span></text:p>
      <text:p text:style-name="P31"/>
      <text:p text:style-name="P31"/>
      <text:p text:style-name="P1"/>
      <text:p text:style-name="P1">c) Exercise 3.1.5, sections b, d</text:p>
      <text:p text:style-name="P4"/>
      <text:p text:style-name="P4">Section b:</text:p>
      <text:p text:style-name="P10"><text:span text:style-name="T7">{ 3, 6, 9, 12, .... } = {</text:span>x ∈ <text:span text:style-name="T4">N</text:span><text:span text:style-name="T9">: x is an integer multiple of 3 </text:span><text:span text:style-name="T10">and x &gt; 0</text:span><text:span text:style-name="T9">}, the set is infinite</text:span></text:p>
      <text:p text:style-name="P9"><text:span text:style-name="T9">S</text:span><text:span text:style-name="T8">ection d:</text:span></text:p>
      <text:p text:style-name="P9">{ 0, 10, 20, 30, ...., 1000 } = {x ∈ <text:span text:style-name="T2">N</text:span><text:span text:style-name="T8">: </text:span><text:span text:style-name="T10">x is an integer multiple of 10 and x includes 0: |x| = 101}</text:span></text:p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d) Exercise 3.2.1, sections a-k</text:p>
      <text:p text:style-name="P1"><text:tab/>Let X = {1, {1}, {1, 2}, 2, {3}, 4 }. Which statements are true? </text:p>
      <text:p text:style-name="P5"><text:span text:style-name="T1"><text:line-break/></text:span><text:span text:style-name="T11">Section a: </text:span></text:p>
      <text:p text:style-name="P5"><text:tab/>2 ∈ X, <text:span text:style-name="T11">True</text:span></text:p>
      <text:p text:style-name="P1"/>
      <text:p text:style-name="P6">Section b: </text:p>
      <text:p text:style-name="P7"><text:span text:style-name="T12"><text:tab/></text:span>{2} ⊆ X, <text:span text:style-name="T12">True</text:span></text:p>
      <text:p text:style-name="P7"/>
      <text:p text:style-name="P6">Section c:</text:p>
      <text:p text:style-name="P7"><text:span text:style-name="T12"><text:tab/></text:span>{2} ∈ X, <text:span text:style-name="T12">False</text:span></text:p>
      <text:p text:style-name="P7"/>
      <text:p text:style-name="P6">Section d:</text:p>
      <text:p text:style-name="P7"><text:span text:style-name="T12"><text:tab/></text:span>3 ∈ X, <text:span text:style-name="T12">False</text:span></text:p>
      <text:p text:style-name="P7"/>
      <text:p text:style-name="P6">Section e: </text:p>
      <text:p text:style-name="P7"><text:span text:style-name="T12"><text:tab/></text:span>{1, 2} ∈ X, <text:span text:style-name="T12">True</text:span></text:p>
      <text:p text:style-name="P7"/>
      <text:p text:style-name="P6">Section f:</text:p>
      <text:p text:style-name="P7"><text:span text:style-name="T12"><text:tab/></text:span>{1, 2} ⊆ X, <text:span text:style-name="T12">True</text:span></text:p>
      <text:p text:style-name="P7"/>
      <text:p text:style-name="P6">Section g:</text:p>
      <text:p text:style-name="P7"><text:span text:style-name="T12"><text:tab/></text:span>{2, 4} ⊆ X, <text:span text:style-name="T12">True</text:span></text:p>
      <text:p text:style-name="P7"/>
      <text:p text:style-name="P6">Section h:</text:p>
      <text:p text:style-name="P7"><text:span text:style-name="T12"><text:tab/></text:span>{2, 4} ∈ X, <text:span text:style-name="T12">False</text:span></text:p>
      <text:p text:style-name="P7"/>
      <text:p text:style-name="P6">Section i:</text:p>
      <text:p text:style-name="P7"><text:span text:style-name="T12"><text:tab/></text:span>{2, 3} ⊆ X, <text:span text:style-name="T12">False</text:span></text:p>
      <text:p text:style-name="P7"/>
      <text:p text:style-name="P6">Section j:</text:p>
      <text:p text:style-name="P7"><text:span text:style-name="T12"><text:tab/></text:span>{2, 3} ∈ X, <text:span text:style-name="T12">False</text:span></text:p>
      <text:p text:style-name="P7"/>
      <text:p text:style-name="P6">Section k:</text:p>
      <text:p text:style-name="P7"><text:span text:style-name="T12"><text:tab/></text:span>|X| = 7, <text:span text:style-name="T12">False</text:span></text:p>
      <text:p text:style-name="P6"><text:tab/></text:p>
      <text:p text:style-name="P6"/>
      <text:p text:style-name="P6"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Question 8:</text:p>
      <text:p text:style-name="P8">Exercise 3.2.4, section b</text:p>
      <text:p text:style-name="P8"/>
      <text:p text:style-name="P11">Let A = {1, 2, 3}. What is {X ∈ P(A): 2 ∈ X}?</text:p>
      <text:p text:style-name="P8">P(A) = {∅, {1}, {2}, {3], {1, 2}, {1, 3}, {2, 3}, {1, 2, 3} }</text:p>
      <text:p text:style-name="P8"/>
      <text:p text:style-name="P12">{X ∈ P(A): 2 ∈ X} <text:span text:style-name="T14">= { {2}, {1, 2}, {2, 3}, {1, 2, 3} }</text:span></text:p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Question 9:</text:p>
      <text:p text:style-name="P13">a) Exercise 3.3.1, sections c-e</text:p>
      <text:p text:style-name="P29"><text:tab/>A = {-3, 0, 1, 4, 17} </text:p>
      <text:list xml:id="list2839969165" text:style-name="L3">
        <text:list-header>
          <text:p text:style-name="P62">B = {-12, -5, 1, 4, 6} </text:p>
          <text:p text:style-name="P62">C = {x ∈ <text:span text:style-name="T2">Z</text:span>: x is odd} </text:p>
          <text:p text:style-name="P62">D = {x ∈ <text:span text:style-name="T2">Z</text:span>: x is positive} </text:p>
        </text:list-header>
      </text:list>
      <text:p text:style-name="P13"/>
      <text:p text:style-name="P13">Section c:</text:p>
      <text:p text:style-name="P13"><text:tab/>A ∩ C = {-3, 1, 17}</text:p>
      <text:p text:style-name="P13"/>
      <text:p text:style-name="P13">Section d:</text:p>
      <text:p text:style-name="P13"><text:tab/>A ∪ (B ∩ C),</text:p>
      <text:p text:style-name="P13"><text:tab/>B ∩ C = {-5, 1}</text:p>
      <text:p text:style-name="P13"/>
      <text:p text:style-name="P13"><text:tab/>A ∪ (B ∩ C) = {-5, -3, 0, 1, 4, 17} </text:p>
      <text:p text:style-name="P13"/>
      <text:p text:style-name="P13">Section e:</text:p>
      <text:p text:style-name="P14"><text:span text:style-name="T15"><text:tab/></text:span>A ∩ B ∩ C,</text:p>
      <text:p text:style-name="P14"><text:tab/><text:span text:style-name="T15">A ∩ C = {-3, 1, 17}</text:span></text:p>
      <text:p text:style-name="P14"/>
      <text:p text:style-name="P14"><text:tab/>A ∩ B ∩ C <text:span text:style-name="T15">= {1}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><text:soft-page-break/>b) Exercise 3.3.3,sections a, b, e, f</text:p>
      <text:p text:style-name="P15">Section a:</text:p>
      <text:p text:style-name="P15"><text:tab/>{2<text:span text:style-name="T17">0</text:span><text:span text:style-name="T18">, 2</text:span><text:span text:style-name="T17">1</text:span><text:span text:style-name="T18">, 2</text:span><text:span text:style-name="T17">2</text:span><text:span text:style-name="T18">} </text:span><text:span text:style-name="T19">∩ </text:span><text:span text:style-name="T18">{3</text:span><text:span text:style-name="T17">0</text:span><text:span text:style-name="T18">, 3</text:span><text:span text:style-name="T17">1</text:span><text:span text:style-name="T18">, 3</text:span><text:span text:style-name="T17">2</text:span><text:span text:style-name="T18">}</text:span><text:span text:style-name="T19">∩ </text:span><text:span text:style-name="T18">{4</text:span><text:span text:style-name="T17">0</text:span><text:span text:style-name="T18">, 4</text:span><text:span text:style-name="T17">1</text:span><text:span text:style-name="T18">, 4</text:span><text:span text:style-name="T17">2</text:span><text:span text:style-name="T18">}</text:span><text:span text:style-name="T19">∩ </text:span><text:span text:style-name="T18">{5</text:span><text:span text:style-name="T17">0</text:span><text:span text:style-name="T18">, 5</text:span><text:span text:style-name="T17">1</text:span><text:span text:style-name="T18">, 5</text:span><text:span text:style-name="T17">2</text:span><text:span text:style-name="T18">}</text:span></text:p>
      <text:p text:style-name="P15"><text:tab/>{1, 2, 4} <text:span text:style-name="T19">∩ </text:span><text:span text:style-name="T18">{1, 3, 9}</text:span><text:span text:style-name="T19">∩ </text:span><text:span text:style-name="T18">{1, 4, 16}</text:span><text:span text:style-name="T19">∩ </text:span><text:span text:style-name="T18">{1, 5, 25}</text:span></text:p>
      <text:p text:style-name="P43"><text:tab/>= {1}</text:p>
      <text:p text:style-name="P43"/>
      <text:p text:style-name="P43">Section b:</text:p>
      <text:p text:style-name="P15"><text:span text:style-name="T18"><text:tab/>{2</text:span><text:span text:style-name="T17">0</text:span><text:span text:style-name="T18">, 2</text:span><text:span text:style-name="T17">1</text:span><text:span text:style-name="T18">, 2</text:span><text:span text:style-name="T17">2</text:span><text:span text:style-name="T18">} </text:span><text:span text:style-name="T19">∪ </text:span><text:span text:style-name="T18">{3</text:span><text:span text:style-name="T17">0</text:span><text:span text:style-name="T18">, 3</text:span><text:span text:style-name="T17">1</text:span><text:span text:style-name="T18">, 3</text:span><text:span text:style-name="T17">2</text:span><text:span text:style-name="T18">}</text:span><text:span text:style-name="T19">∪ </text:span><text:span text:style-name="T18">{4</text:span><text:span text:style-name="T17">0</text:span><text:span text:style-name="T18">, 4</text:span><text:span text:style-name="T17">1</text:span><text:span text:style-name="T18">, 4</text:span><text:span text:style-name="T17">2</text:span><text:span text:style-name="T18">}</text:span><text:span text:style-name="T19">∪ </text:span><text:span text:style-name="T18">{5</text:span><text:span text:style-name="T17">0</text:span><text:span text:style-name="T18">, 5</text:span><text:span text:style-name="T17">1</text:span><text:span text:style-name="T18">, 5</text:span><text:span text:style-name="T17">2</text:span><text:span text:style-name="T18">}</text:span></text:p>
      <text:p text:style-name="P43"><text:tab/>= {1, 2, 3, 4, 5, 9, 16, 25}</text:p>
      <text:p text:style-name="P43"/>
      <text:p text:style-name="P43">Section e:</text:p>
      <text:p text:style-name="P15"><text:span text:style-name="T18"><text:tab/>{-1/1 &lt;= x &lt;= 1/1} </text:span><text:span text:style-name="T19">∩ </text:span><text:span text:style-name="T18">{-1/2 &lt;= x &lt;= 1/2} </text:span><text:span text:style-name="T19">∩ </text:span><text:span text:style-name="T18">{-1/3 &lt;= x &lt;= 1/3} </text:span><text:span text:style-name="T19">∩ … ∩ </text:span><text:span text:style-name="T18">{-1/100 &lt;= x &lt;= 1/100}</text:span></text:p>
      <text:p text:style-name="P15"><text:span text:style-name="T18"><text:tab/>= {x ∈ </text:span><text:span text:style-name="T21">R</text:span><text:span text:style-name="T22">: </text:span><text:span text:style-name="T18">-1/100 &lt;= x &lt;= 1/100}</text:span></text:p>
      <text:p text:style-name="P43"/>
      <text:p text:style-name="P43"/>
      <text:p text:style-name="P13">c) Exercise 3.3.4, sections b, d</text:p>
      <text:p text:style-name="P13">Use the set definitions A = {a, b} and B = {b, c} to express each set below. </text:p>
      <text:p text:style-name="P13"/>
      <text:p text:style-name="P15">Section b:</text:p>
      <text:p text:style-name="P16"><text:span text:style-name="T16"><text:tab/></text:span>P(A ∪ B), </text:p>
      <text:p text:style-name="P16"><text:tab/>A ∪ B <text:span text:style-name="T16">= {a, b, c}</text:span></text:p>
      <text:p text:style-name="P16"><text:tab/><text:span text:style-name="T16">P(A ∪ B) = {</text:span><text:span text:style-name="T13">∅, </text:span><text:span text:style-name="T16">{a}, {b}, {c}, {a, b}, {a, c}, {b, c}, {a, b, c} }</text:span></text:p>
      <text:p text:style-name="P16"/>
      <text:p text:style-name="P17">Section d:</text:p>
      <text:p text:style-name="P18"><text:span text:style-name="T26"><text:tab/></text:span>P(A) ∪ P(B)</text:p>
      <text:p text:style-name="P17"><text:tab/>P(A) = {<text:span text:style-name="T13">∅, </text:span><text:span text:style-name="T16">{a}, {b}, {a, b} </text:span>}</text:p>
      <text:p text:style-name="P17"><text:tab/>P(B) = {<text:span text:style-name="T13">∅, </text:span>{b}, {c}, {b, c} }</text:p>
      <text:p text:style-name="P17"><text:tab/>P(A) ∪ P(B) = {<text:span text:style-name="T13">∅, </text:span><text:span text:style-name="T16">{a}, {b}, {c}, {a, b}, {b, c} </text:span>}</text:p>
      <text:p text:style-name="P17"/>
      <text:p text:style-name="P17"/>
      <text:p text:style-name="P19"><text:soft-page-break/>Question 10:</text:p>
      <text:p text:style-name="P19">a) Exercise 3.5.1, sections b, c</text:p>
      <text:p text:style-name="P19">The sets A, B, and C are defined as follows:</text:p>
      <text:list xml:id="list2064237263" text:style-name="L4">
        <text:list-item>
          <text:p text:style-name="P63">A = {tall, grande, venti} </text:p>
        </text:list-item>
        <text:list-item>
          <text:p text:style-name="P63">B = {foam, no-foam} </text:p>
        </text:list-item>
        <text:list-item>
          <text:p text:style-name="P46">C = {non-fat, whole} </text:p>
        </text:list-item>
      </text:list>
      <text:p text:style-name="P19"/>
      <text:p text:style-name="P20">Section b:</text:p>
      <text:p text:style-name="P20"><text:tab/>Write an element from the set B × A × C.</text:p>
      <text:p text:style-name="P20"/>
      <text:p text:style-name="P20"><text:tab/>{foam, tall, non-fat} ∈ <text:s/>B × A × C</text:p>
      <text:p text:style-name="P20"/>
      <text:p text:style-name="P20">Section c:</text:p>
      <text:p text:style-name="P21"><text:span text:style-name="T27"><text:tab/></text:span>Write the set B × C using roster notation.</text:p>
      <text:p text:style-name="P20"><text:tab/> B × C = { {foam, non-fat}, {foam, whole}, {no-foam, non-fat}, {no-foam, whole} }</text:p>
      <text:p text:style-name="P20"/>
      <text:p text:style-name="P19">b) Exercise 3.5.3, sections b, c, e</text:p>
      <text:p text:style-name="P22">Section b:</text:p>
      <text:p text:style-name="P24"><text:span text:style-name="T28"><text:tab/></text:span><text:span text:style-name="T2">Z</text:span><text:span text:style-name="T5">2</text:span> ⊆ <text:span text:style-name="T2">R</text:span><text:span text:style-name="T5">2, </text:span><text:span text:style-name="T23">True</text:span></text:p>
      <text:p text:style-name="P44"/>
      <text:p text:style-name="P44">Section c:</text:p>
      <text:p text:style-name="P24"><text:span text:style-name="T23"><text:tab/></text:span><text:span text:style-name="T20">Z</text:span><text:span text:style-name="T5">2</text:span><text:span text:style-name="T18"> ∩ </text:span><text:span text:style-name="T20">Z</text:span><text:span text:style-name="T5">3</text:span><text:span text:style-name="T18"> = ∅, </text:span><text:span text:style-name="T23">True</text:span></text:p>
      <text:p text:style-name="P44"/>
      <text:p text:style-name="P44">Section e:</text:p>
      <text:p text:style-name="P44"><text:tab/>For any three sets, A, B, and C, if A ⊆ B, then A × C ⊆ B × C., True</text:p>
      <text:p text:style-name="P44"/>
      <text:p text:style-name="P22"/>
      <text:p text:style-name="P22"/>
      <text:p text:style-name="P22"/>
      <text:p text:style-name="P22"/>
      <text:p text:style-name="P19"><text:soft-page-break/>c) Exercise 3.5.6, sections d, e</text:p>
      <text:p text:style-name="P22">Section d:</text:p>
      <text:p text:style-name="P22"><text:tab/>{xy: where x ∈ {0} ∪ {0}<text:span text:style-name="T17">2</text:span> and y ∈ {1} ∪ {1}<text:span text:style-name="T17">2</text:span>}</text:p>
      <text:p text:style-name="P22"><text:tab/>{0}<text:span text:style-name="T17">2 <text:s/></text:span><text:span text:style-name="T18">= { (00) }</text:span></text:p>
      <text:p text:style-name="P22"><text:span text:style-name="T18"><text:tab/>{1}</text:span><text:span text:style-name="T17">2</text:span><text:span text:style-name="T18"> = { (11) }</text:span></text:p>
      <text:p text:style-name="P22"><text:span text:style-name="T18"><text:tab/>{0} ∪ {0}</text:span><text:span text:style-name="T17">2 </text:span><text:span text:style-name="T18">= {0, 00}</text:span></text:p>
      <text:p text:style-name="P22"><text:span text:style-name="T17"><text:tab/></text:span><text:span text:style-name="T18">{1} ∪ {1}</text:span><text:span text:style-name="T17">2 </text:span><text:span text:style-name="T18">= {1, 11}</text:span></text:p>
      <text:p text:style-name="P24"><text:span text:style-name="T23"><text:tab/>xy = {</text:span><text:span text:style-name="T24">01, 011, 001, 0011}</text:span></text:p>
      <text:p text:style-name="P22"/>
      <text:p text:style-name="P22">Section e:</text:p>
      <text:p text:style-name="P24"><text:span text:style-name="T28"><text:tab/></text:span>{xy: x ∈ {aa, ab} and y ∈ {a} ∪ {a}<text:span text:style-name="T5">2</text:span>}</text:p>
      <text:p text:style-name="P23"><text:tab/>{a} ∪ {a}<text:span text:style-name="T5">2</text:span><text:span text:style-name="T18"> </text:span><text:span text:style-name="T25">= {a, aa}</text:span></text:p>
      <text:p text:style-name="P45"><text:tab/>xy = { aaa, aaaa, aba, abaa}</text:p>
      <text:p text:style-name="P22"/>
      <text:p text:style-name="P22"/>
      <text:p text:style-name="P19">d) Exercise 3.5.7, sections c, f, g</text:p>
      <text:p text:style-name="P64"><text:tab/>A = {a} </text:p>
      <text:p text:style-name="P30"><text:tab/>B = {b, c} </text:p>
      <text:list xml:id="list3630934744" text:style-name="L5">
        <text:list-header>
          <text:p text:style-name="P59">C = {a, b, d} </text:p>
        </text:list-header>
      </text:list>
      <text:p text:style-name="P19"/>
      <text:p text:style-name="P25">Section c:</text:p>
      <text:p text:style-name="P27"><text:span text:style-name="T29"><text:tab/></text:span>(A × B) ∪ (A × C)</text:p>
      <text:p text:style-name="P25"><text:tab/>(A × B) = {ab, ac}</text:p>
      <text:p text:style-name="P25"><text:tab/>(A × C) = {aa, ab, ad}</text:p>
      <text:p text:style-name="P25"><text:tab/>(A × B) ∪ (A × C) = {aa, ab, ac, ad}</text:p>
      <text:p text:style-name="P25"/>
      <text:p text:style-name="P25">Section f:</text:p>
      <text:p text:style-name="P27"><text:span text:style-name="T29"><text:tab/></text:span>P(A × B)</text:p>
      <text:p text:style-name="P27"><text:tab/>A × B <text:span text:style-name="T29">= {ab, ac}</text:span></text:p>
      <text:p text:style-name="P27"><text:tab/><text:span text:style-name="T29">P(</text:span>A × B) <text:span text:style-name="T29">= { </text:span><text:span text:style-name="T13">∅</text:span>, <text:span text:style-name="T29">{ab}, {ac}, {ab, ac} }</text:span></text:p>
      <text:p text:style-name="P27"/>
      <text:p text:style-name="P25"><text:soft-page-break/>Section g:</text:p>
      <text:p text:style-name="P25"><text:tab/>P(A) × P(B). Use ordered pair notation for elements of the Cartesian product. </text:p>
      <text:p text:style-name="P25"><text:tab/>P(A) = { <text:span text:style-name="T13">∅</text:span>, {a} }</text:p>
      <text:p text:style-name="P25"><text:tab/>P(B) = { <text:span text:style-name="T13">∅, </text:span>{b}, {c}, {b, c} }</text:p>
      <text:p text:style-name="P26"><text:tab/>P(A) × P(B) = {(<text:span text:style-name="T13">∅, ∅</text:span>), (<text:span text:style-name="T13">∅, </text:span>{b}), (<text:span text:style-name="T13">∅, </text:span>{c}), (<text:span text:style-name="T13">∅, </text:span>{b, c}), ({a}<text:span text:style-name="T13">, ∅</text:span>), ({a}<text:span text:style-name="T13">, </text:span>{b}), ({a}<text:span text:style-name="T13">, </text:span>{c}), </text:p>
      <text:p text:style-name="P26"><text:tab/><text:tab/>({a}<text:span text:style-name="T13">, </text:span>{b, c}),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8"><text:soft-page-break/>Question 11:</text:p>
      <text:p text:style-name="P28">a) Exercise 3.6.2, sections b, c</text:p>
      <text:p text:style-name="P50"><text:span text:style-name="T30">Section b: </text:span></text:p>
      <text:p text:style-name="P51"><text:tab/>(B ∪ A) ∩ <text:s/>(<text:span text:style-name="T31">B</text:span><text:span text:style-name="T35"> </text:span>∪ A) = A </text:p>
      <table:table table:name="Table1" table:style-name="Table1">
        <table:table-column table:style-name="Table1.A"/>
        <table:table-column table:style-name="Table1.B"/>
        <table:table-row table:style-name="TableLine2346343368592">
          <table:table-cell table:style-name="Table1.A1" office:value-type="string">
            <text:p text:style-name="P65">(B ∪ A) ∩ <text:span text:style-name="T31">(</text:span><text:span text:style-name="T35"> </text:span><text:span text:style-name="T32">̅</text:span>B ∪ A)</text:p>
          </table:table-cell>
          <table:table-cell table:style-name="Table1.A1" office:value-type="string">
            <text:p text:style-name="P36"/>
          </table:table-cell>
        </table:table-row>
        <table:table-row table:style-name="TableLine2346343368592">
          <table:table-cell table:style-name="Table1.A1" office:value-type="string">
            <text:p text:style-name="P66">(<text:span text:style-name="T37">A </text:span>∪ <text:span text:style-name="T37">B</text:span>) ∩ <text:span text:style-name="T31">(</text:span> <text:span text:style-name="T37">A </text:span>∪ <text:span text:style-name="T35"><text:s/></text:span><text:span text:style-name="T32">̅</text:span>B)</text:p>
          </table:table-cell>
          <table:table-cell table:style-name="Table1.A1" office:value-type="string">
            <text:p text:style-name="P35">Commutative law</text:p>
          </table:table-cell>
        </table:table-row>
        <table:table-row table:style-name="TableLine2346343368592">
          <table:table-cell table:style-name="Table1.A1" office:value-type="string">
            <text:p text:style-name="P35">A ∪ ( B ∩<text:span text:style-name="T35"> </text:span><text:span text:style-name="T32">̅</text:span>B)</text:p>
          </table:table-cell>
          <table:table-cell table:style-name="Table1.A1" office:value-type="string">
            <text:p text:style-name="P35">Distributive Law</text:p>
          </table:table-cell>
        </table:table-row>
        <table:table-row table:style-name="TableLine2346343368592">
          <table:table-cell table:style-name="Table1.A1" office:value-type="string">
            <text:p text:style-name="P37"><text:span text:style-name="T37">A ∪</text:span>∅ </text:p>
          </table:table-cell>
          <table:table-cell table:style-name="Table1.A1" office:value-type="string">
            <text:p text:style-name="P35">Complement Law</text:p>
          </table:table-cell>
        </table:table-row>
        <table:table-row table:style-name="TableLine2346343368592">
          <table:table-cell table:style-name="Table1.A1" office:value-type="string">
            <text:p text:style-name="P36">A </text:p>
          </table:table-cell>
          <table:table-cell table:style-name="Table1.A1" office:value-type="string">
            <text:p text:style-name="P35">Identity Laws</text:p>
          </table:table-cell>
        </table:table-row>
      </table:table>
      <text:p text:style-name="P49"/>
      <text:p text:style-name="P52">Section c:</text:p>
      <text:p text:style-name="P53"><text:tab/><text:span text:style-name="T39">(A</text:span><text:span text:style-name="T38">∩</text:span><text:span text:style-name="T36"> </text:span><text:span text:style-name="T34">̅</text:span><text:span text:style-name="T39">B)</text:span><text:span text:style-name="T37"> = </text:span><text:span text:style-name="T32">̅</text:span><text:span text:style-name="T33">A</text:span><text:span text:style-name="T37">∪B</text:span></text:p>
      <table:table table:name="Table2" table:style-name="Table2">
        <table:table-column table:style-name="Table2.A"/>
        <table:table-column table:style-name="Table2.B"/>
        <table:table-row table:style-name="TableLine2346343415920">
          <table:table-cell table:style-name="Table2.A1" office:value-type="string">
            <text:p text:style-name="P67"><text:span text:style-name="T39">(A</text:span><text:span text:style-name="T38">∩</text:span><text:span text:style-name="T36"> </text:span><text:span text:style-name="T34">̅</text:span><text:span text:style-name="T39">B)</text:span></text:p>
          </table:table-cell>
          <table:table-cell table:style-name="Table2.A1" office:value-type="string">
            <text:p text:style-name="P38"/>
          </table:table-cell>
        </table:table-row>
        <table:table-row table:style-name="TableLine2346343415920">
          <table:table-cell table:style-name="Table2.A1" office:value-type="string">
            <text:p text:style-name="P69"><text:span text:style-name="T39">A</text:span> <text:span text:style-name="T37">∪ </text:span><text:span text:style-name="T36"><text:s/></text:span><text:span text:style-name="T34">̅</text:span><text:span text:style-name="T39">B</text:span></text:p>
          </table:table-cell>
          <table:table-cell table:style-name="Table2.A1" office:value-type="string">
            <text:p text:style-name="P40">DeMorgan’s Law</text:p>
          </table:table-cell>
        </table:table-row>
        <table:table-row table:style-name="TableLine2346343415920">
          <table:table-cell table:style-name="Table2.A1" office:value-type="string">
            <text:p text:style-name="P69"><text:span text:style-name="T39">A</text:span><text:span text:style-name="T43"> ∪ </text:span><text:span text:style-name="T42">B</text:span></text:p>
          </table:table-cell>
          <table:table-cell table:style-name="Table2.A1" office:value-type="string">
            <text:p text:style-name="P40">Double Complement Law</text:p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28">b) Exercise 3.6.3, sections b, d</text:p>
      <text:p text:style-name="P55">Section b:</text:p>
      <text:p text:style-name="P54"><text:span text:style-name="T41"><text:tab/></text:span>A - (B ∩ A) = A </text:p>
      <text:p text:style-name="P54"><text:tab/><text:span text:style-name="T41">If A = {1, 2} and B = {2, 3}, then B ∩ A = {2}.</text:span></text:p>
      <text:p text:style-name="P54"><text:tab/><text:span text:style-name="T41">Then A - (B ∩ A) = {1}, which is not equal A</text:span></text:p>
      <text:p text:style-name="P54"/>
      <text:p text:style-name="P55">Section d:</text:p>
      <text:p text:style-name="P54"><text:span text:style-name="T41"><text:tab/></text:span>(B - A) ∪ A = A</text:p>
      <text:p text:style-name="P55"><text:tab/>If A = {1, 2} and B = {2, 3}, then B-A = {3}.</text:p>
      <text:p text:style-name="P55"><text:tab/>Then (B - A) ∪ A = {1,2,3} which is not equal to A.</text:p>
      <text:p text:style-name="P54"><text:tab/></text:p>
      <text:p text:style-name="P54"/>
      <text:p text:style-name="P54"/>
      <text:p text:style-name="P54"/>
      <text:p text:style-name="P28"><text:soft-page-break/>c) Exercise 3.6.4, sections b, c</text:p>
      <text:p text:style-name="P56">Section b:</text:p>
      <text:p text:style-name="P57"><text:span text:style-name="T45"><text:tab/></text:span>A ∩ (B - A) = ∅</text:p>
      <table:table table:name="Table3" table:style-name="Table3">
        <table:table-column table:style-name="Table3.A"/>
        <table:table-column table:style-name="Table3.B"/>
        <table:table-row table:style-name="TableLine2345279853776">
          <table:table-cell table:style-name="Table3.A1" office:value-type="string">
            <text:p text:style-name="P68">A ∩ (B - A)</text:p>
          </table:table-cell>
          <table:table-cell table:style-name="Table3.A1" office:value-type="string">
            <text:p text:style-name="P36"/>
          </table:table-cell>
        </table:table-row>
        <table:table-row table:style-name="TableLine2345279853776">
          <table:table-cell table:style-name="Table3.A1" office:value-type="string">
            <text:p text:style-name="P68">A ∩<text:span text:style-name="T45">(B </text:span>∩ <text:span text:style-name="T40">A</text:span><text:span text:style-name="T45">)</text:span> </text:p>
          </table:table-cell>
          <table:table-cell table:style-name="Table3.A1" office:value-type="string">
            <text:p text:style-name="P41">Set subtraction law</text:p>
          </table:table-cell>
        </table:table-row>
        <table:table-row table:style-name="TableLine2345279853776">
          <table:table-cell table:style-name="Table3.A1" office:value-type="string">
            <text:p text:style-name="P41">(A∩ <text:span text:style-name="T38">A</text:span><text:span text:style-name="T42">) ∩ B</text:span></text:p>
          </table:table-cell>
          <table:table-cell table:style-name="Table3.A1" office:value-type="string">
            <text:p text:style-name="P41">Associative laws</text:p>
          </table:table-cell>
        </table:table-row>
        <table:table-row table:style-name="TableLine2345279853776">
          <table:table-cell table:style-name="Table3.A1" office:value-type="string">
            <text:p text:style-name="P39">∅<text:span text:style-name="T44">∩ B</text:span></text:p>
          </table:table-cell>
          <table:table-cell table:style-name="Table3.A1" office:value-type="string">
            <text:p text:style-name="P41">Complement laws</text:p>
          </table:table-cell>
        </table:table-row>
        <table:table-row table:style-name="TableLine2345279853776">
          <table:table-cell table:style-name="Table3.A1" office:value-type="string">
            <text:p text:style-name="P68">∅</text:p>
          </table:table-cell>
          <table:table-cell table:style-name="Table3.A1" office:value-type="string">
            <text:p text:style-name="P41">Domination laws</text:p>
          </table:table-cell>
        </table:table-row>
      </table:table>
      <text:p text:style-name="P56"/>
      <text:p text:style-name="P56"/>
      <text:p text:style-name="P56">Section c:</text:p>
      <text:p text:style-name="P57"><text:span text:style-name="T45"><text:tab/></text:span>A ∪ (B - A) = A ∪ B</text:p>
      <table:table table:name="Table4" table:style-name="Table4">
        <table:table-column table:style-name="Table4.A"/>
        <table:table-column table:style-name="Table4.B"/>
        <table:table-row table:style-name="TableLine2345279814880">
          <table:table-cell table:style-name="Table4.A1" office:value-type="string">
            <text:p text:style-name="P68">A ∪ (B - A) </text:p>
          </table:table-cell>
          <table:table-cell table:style-name="Table4.A1" office:value-type="string">
            <text:p text:style-name="P36"/>
          </table:table-cell>
        </table:table-row>
        <table:table-row table:style-name="TableLine2345279814880">
          <table:table-cell table:style-name="Table4.A1" office:value-type="string">
            <text:p text:style-name="P68">A ∪ <text:span text:style-name="T45">(B </text:span>∩ <text:span text:style-name="T40">A</text:span><text:span text:style-name="T45">)</text:span></text:p>
          </table:table-cell>
          <table:table-cell table:style-name="Table4.A1" office:value-type="string">
            <text:p text:style-name="P41">Set subtraction law</text:p>
          </table:table-cell>
        </table:table-row>
        <table:table-row table:style-name="TableLine2345279814880">
          <table:table-cell table:style-name="Table4.A1" office:value-type="string">
            <text:p text:style-name="P41">(A∪B) ∩ (A ∪<text:span text:style-name="T38">A</text:span>)</text:p>
          </table:table-cell>
          <table:table-cell table:style-name="Table4.A1" office:value-type="string">
            <text:p text:style-name="P41">Distributive law</text:p>
          </table:table-cell>
        </table:table-row>
        <table:table-row table:style-name="TableLine2345279814880">
          <table:table-cell table:style-name="Table4.A1" office:value-type="string">
            <text:p text:style-name="P39"><text:span text:style-name="T45">(A∪B)∩ </text:span><text:span text:style-name="T46">U</text:span> </text:p>
          </table:table-cell>
          <table:table-cell table:style-name="Table4.A1" office:value-type="string">
            <text:p text:style-name="P41">Complement Law</text:p>
          </table:table-cell>
        </table:table-row>
        <table:table-row table:style-name="TableLine2345279814880">
          <table:table-cell table:style-name="Table4.A1" office:value-type="string">
            <text:p text:style-name="P39"><text:span text:style-name="T45">A∪B</text:span></text:p>
          </table:table-cell>
          <table:table-cell table:style-name="Table4.A1" office:value-type="string">
            <text:p text:style-name="P41">Identity law</text:p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1c270d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6T14:21:27.148000000</meta:creation-date>
    <dc:date>2021-01-29T11:31:36.370000000</dc:date>
    <meta:editing-duration>PT1H13M14S</meta:editing-duration>
    <meta:editing-cycles>18</meta:editing-cycles>
    <meta:generator>LibreOffice/7.0.4.2$Windows_X86_64 LibreOffice_project/dcf040e67528d9187c66b2379df5ea4407429775</meta:generator>
    <meta:document-statistic meta:table-count="4" meta:image-count="0" meta:object-count="0" meta:page-count="11" meta:paragraph-count="222" meta:word-count="1304" meta:character-count="4929" meta:non-whitespace-character-count="3721"/>
  </office:meta>
</office:document-meta>
</file>